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Closure.execute( Object in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rClosure.ge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ForClosure.getClos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Closure.getInstance( int count , Closure closur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rClosure.ForClosure( int count , Closure clos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